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Q6 Create scp user which should have no privileges to do ssh </text:p>
      <text:p text:style-name="Standard"><text:s/>for ubuntu/centos we need to RPM package rssh from <text:a xlink:type="simple" xlink:href="http://dag.wieers.com/rpm/packages/rssh/" text:style-name="Internet_20_link" text:visited-style-name="Visited_20_Internet_20_Link">http://dag.wieers.com/rpm/packages/rssh/</text:a> </text:p>
      <text:p text:style-name="Text_20_body">To use it just set it as a shell for a new user like this:</text:p>
      <text:p text:style-name="Preformatted_20_Text"><text:span text:style-name="Source_20_Text">useradd -m -d /home/scpuser1 -s /usr/bin/rssh scpuser1</text:span></text:p>
      <text:p text:style-name="P1"><text:span text:style-name="Source_20_Text">passwd scpuser1</text:span></text:p>
      <text:p text:style-name="Text_20_body">change the shell for an existing one like this:</text:p>
      <text:p text:style-name="P1"><text:span text:style-name="Source_20_Text">chsh -s /usr/bin/rssh scpuser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0S</meta:editing-duration>
    <meta:editing-cycles>3</meta:editing-cycles>
    <meta:generator>OpenOffice/4.1.10$Win32 OpenOffice.org_project/4110m2$Build-9807</meta:generator>
    <dc:date>2021-06-10T16:41:26.31</dc:date>
    <meta:document-statistic meta:table-count="0" meta:image-count="0" meta:object-count="0" meta:page-count="1" meta:paragraph-count="7" meta:word-count="59" meta:character-count="358"/>
    <dc:creator>Hemant Kumar</dc:creator>
    <meta:user-defined meta:name="Info 1"/>
    <meta:user-defined meta:name="Info 2"/>
    <meta:user-defined meta:name="Info 3"/>
    <meta:user-defined meta:name="Info 4"/>
  </office:meta>
</office:document-meta>
</file>